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Data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799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2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5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46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3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2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29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267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66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395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33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9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1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01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7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3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5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08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28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8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87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42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71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4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09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6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203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2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75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14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4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87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66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7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72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5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8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426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55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1988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84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72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3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025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297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17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299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198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43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04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73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5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12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57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7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57" office:value-type="float"/>
          <table:table-cell office:value="0.14637904468412943" office:value-type="float"/>
          <table:table-cell office:value="1" office:value-type="float"/>
          <table:table-cell office:value="0.6920390648259894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13" office:value-type="float"/>
          <table:table-cell office:value="0.7272727272727273" office:value-type="float"/>
          <table:table-cell office:value="0" office:value-type="float"/>
          <table:table-cell office:value="0.21703541311203228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572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6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0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7017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5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682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29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4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3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903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8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915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463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88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04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7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2976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86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24" office:value-type="float"/>
          <table:table-cell office:value="0.08333333333333333" office:value-type="float"/>
          <table:table-cell office:value="1" office:value-type="float"/>
          <table:table-cell office:value="0.6591493390063562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92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26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94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345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5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6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81" office:value-type="float"/>
          <table:table-cell office:value="0.16346153846153846" office:value-type="float"/>
          <table:table-cell office:value="1" office:value-type="float"/>
          <table:table-cell office:value="0.6875893216538739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98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6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237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6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185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36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343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3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89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2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06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09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5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93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9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27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26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86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242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6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89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1999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55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525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24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84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89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084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1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674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3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26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23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9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25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83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2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09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5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9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37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3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81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756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32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11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93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186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47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3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8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324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773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48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52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27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18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9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9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48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976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6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133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67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2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12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6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287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28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307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5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132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19945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7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47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7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92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43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2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757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77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5987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2055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299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48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4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55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11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06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39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1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3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475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16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897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4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631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1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06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6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3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502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354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606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7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8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63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38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9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4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35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78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9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4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686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8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2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6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3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5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34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16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78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36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73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77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96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692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693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35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784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28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6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635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922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65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65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1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202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117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456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102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46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4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63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12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105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098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45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8096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35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693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37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13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11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3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533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25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08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79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1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173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22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56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31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835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7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2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1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42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22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88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52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68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666" office:value-type="float"/>
          <table:table-cell office:value="0.23333333333333334" office:value-type="float"/>
          <table:table-cell office:value="1" office:value-type="float"/>
          <table:table-cell office:value="0.7102794468228266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908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2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75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624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3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126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3942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854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73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79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58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48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67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1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86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7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62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63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1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41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7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82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53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95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7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9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826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8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9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54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94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29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587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36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5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196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5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7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8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95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83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8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8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73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698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8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796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556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05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49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81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1T21:49:05.650224</meta:creation-date>
    <dc:date>2019-04-11T21:49:05.906521</dc:date>
    <meta:generator>http://pypi.python.org/pypi/ezodf/0.1.0$Python3.6.7 (default, Oct 22 2018, 11:32:17) 
[GCC 8.2.0]</meta:generator>
    <meta:document-statistic/>
    <meta:editing-cycles>1</meta:editing-cycles>
  </office:meta>
</office:document-meta>
</file>